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0pt" fo:font-weight="bold" officeooo:rsid="001324d9" officeooo:paragraph-rsid="001324d9" style:font-size-asian="20pt" style:font-weight-asian="bold" style:font-size-complex="20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fo:font-weight="normal" officeooo:rsid="001324d9" officeooo:paragraph-rsid="001324d9" style:font-size-asian="11pt" style:font-weight-asian="normal" style:font-size-complex="11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MARIA ROSA “SANTHIA’”</text:p>
      <text:p text:style-name="P1"/>
      <text:p text:style-name="P2">Allestimento giardino villetta in zona residenziale</text:p>
      <text:p text:style-name="P2"/>
      <text:p text:style-name="P2">Fornitura e posa prato sintetico professionale e con 8 anni di garanzia giardino fronte casa, fondo in stabilizzato vibrato con apposita piastra, telo per le infestanti, colla b-componente, sabbiatura e spazzolatura mq 200 CA</text:p>
      <text:p text:style-name="P2"/>
      <text:p text:style-name="P2">Realizzazzione di aiuole sinuose fronte casa con perenni, sempreverdi cespugli “dry garden” poca acqua e resistenti alle malattie, bordure di contenimento, telo per controllo infestanti, copertura con lapillo vulcanico irrigazione con ala gocciolante e centralina bluetooth con sensore pioggia</text:p>
      <text:p text:style-name="P2"/>
      <text:p text:style-name="P2">Realizzazzione di aiuola su ingresso carraio con le medesime piante sopra elencate e aiuola fronte garage con le medesime caratteristiche </text:p>
      <text:p text:style-name="P2"/>
      <text:p text:style-name="P2">Realizzazzione aiuola retro casa, zona ombreggiata e non utilizzata con teli di copertura infestanti, ghiaie di diversi colori a creare un gioco di sfumature e bordure separazione ghiaie</text:p>
      <text:p text:style-name="P2"/>
      <text:p text:style-name="P2">giardino lato casa zona BBQ, posa di lastre in pietra di grandi dimensioni lasciando fughe larghe tra loro dove è stata messa a dimora delle piante di tapezzanti a basso portamento e con alta resistenza al calpestio di modo che in primavera/estate fioricano e lo stacco pietra fiore colorato rende l’ambiente armonioso e bello alla vista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2-08T13:36:07.905517300</meta:creation-date>
    <dc:date>2026-02-08T13:45:04.297074000</dc:date>
    <meta:editing-duration>PT8M56S</meta:editing-duration>
    <meta:editing-cycles>1</meta:editing-cycles>
    <meta:document-statistic meta:table-count="0" meta:image-count="0" meta:object-count="0" meta:page-count="1" meta:paragraph-count="7" meta:word-count="186" meta:character-count="1251" meta:non-whitespace-character-count="1071"/>
    <meta:generator>LibreOffice/25.2.7.2$Windows_X86_64 LibreOffice_project/5cbfd1ab6520636bb5f7b99185aa69bd7456825d</meta:generator>
  </office:meta>
</office:document-meta>
</file>